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text-properties officeooo:paragraph-rsid="000fbc05"/>
    </style:style>
    <style:style style:name="P2" style:family="paragraph" style:parent-style-name="Text_20_body">
      <style:paragraph-properties fo:text-align="justify" style:justify-single-word="false"/>
      <style:text-properties fo:font-weight="normal" officeooo:rsid="000fbc05" officeooo:paragraph-rsid="000fbc05" style:font-weight-asian="normal" style:font-weight-complex="normal"/>
    </style:style>
    <style:style style:name="T1" style:family="text">
      <style:text-properties fo:font-size="16pt" style:font-size-asian="16pt" style:font-size-complex="16pt"/>
    </style:style>
    <style:style style:name="T2" style:family="text">
      <style:text-properties fo:font-size="16pt" officeooo:rsid="00a7baf4" style:font-size-asian="16pt" style:font-size-complex="16pt"/>
    </style:style>
    <style:style style:name="T3" style:family="text">
      <style:text-properties fo:font-size="16pt" officeooo:rsid="000fbc05" style:font-size-asian="16pt" style:font-size-complex="16pt"/>
    </style:style>
    <style:style style:name="T4" style:family="text">
      <style:text-properties style:font-name="Courier"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2">Assignment 2 – </text:span><text:span text:style-name="T3">no HTTP calls</text:span></text:h>
      <text:p text:style-name="P2"><text:span text:style-name="T1">The web service we were planning to use for this exercise is not working. Write the </text:span><text:span text:style-name="T4">get_country_names</text:span><text:span text:style-name="T1"> function using the </text:span><text:span text:style-name="T4">european_countries.txt</text:span><text:span text:style-name="T1"> file. The content of this file is equivalent to the (string) content of the HTTP response. Follow the same steps as you would have done with the HTTP response, starting with converting the string to JSON.</text:span></text:p>
      <text:p text:style-name="P2"><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2T04:03:52.498818720</meta:creation-date>
    <dc:date>2022-04-12T04:12:19.082692500</dc:date>
    <meta:editing-duration>PT8M27S</meta:editing-duration>
    <meta:editing-cycles>1</meta:editing-cycles>
    <meta:document-statistic meta:table-count="0" meta:image-count="0" meta:object-count="0" meta:page-count="1" meta:paragraph-count="2" meta:word-count="62" meta:character-count="376" meta:non-whitespace-character-count="315"/>
    <meta:generator>LibreOffice/6.4.7.2$Linux_X86_64 LibreOffice_project/40$Build-2</meta:generator>
  </office:meta>
</office:document-meta>
</file>